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65cm"/>
    </style:style>
    <style:style style:name="gr11" style:family="graphic">
      <style:graphic-properties style:protect="size"/>
    </style:style>
    <style:style style:name="pr1" style:family="presentation" style:parent-style-name="Default-notes" style:list-style-name="L2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3" style:family="paragraph">
      <style:paragraph-properties fo:margin-left="0cm" fo:margin-right="0cm" fo:text-align="center" fo:text-indent="0cm"/>
      <style:text-properties fo:font-size="23.1000003814697pt" style:font-size-asian="16pt" style:font-size-complex="16pt"/>
    </style:style>
    <style:style style:name="P4" style:family="paragraph">
      <style:paragraph-properties fo:margin-left="0cm" fo:margin-right="0cm" fo:text-align="center" fo:text-indent="0cm"/>
      <style:text-properties fo:font-size="23.6000003814697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.2999992370605pt"/>
    </style:style>
    <style:style style:name="T4" style:family="text">
      <style:text-properties style:text-position="super 58%"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18" draw:layer="layout" svg:width="3.81cm" svg:height="2.54cm" svg:x="24.13cm" svg:y="16.173cm">
          <text:p text:style-name="P1"><text:span text:style-name="T1">HARPS</text:span></text:p>
          <text:p text:style-name="P1"><text:span text:style-name="T1"><text:s/></text:span><text:span text:style-name="T1">Spectra</text:span></text:p>
          <text:p text:style-name="P1"><text:span text:style-name="T2">(20 star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3.771cm" svg:height="1.905cm" svg:x="13.001cm" svg:y="3.81cm">
          <text:p text:style-name="P1"><text:span text:style-name="T1">Initial</text:span></text:p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771cm" svg:height="1.905cm" svg:x="7.024cm" svg:y="3.81cm">
          <text:p text:style-name="P1"><text:span text:style-name="T1">Atomic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3.769cm" svg:height="2.54cm" svg:x="24.13cm" svg:y="19.687cm">
          <text:p text:style-name="P1"><text:span text:style-name="T1">Stellar</text:span></text:p>
          <text:p text:style-name="P1"><text:span text:style-name="T1">parameters</text:span></text:p>
          <text:p text:style-name="P1"><text:span text:style-name="T2">(20 stars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20" draw:layer="layout" svg:width="3.81cm" svg:height="2.54cm" svg:x="19.05cm" svg:y="19.685cm">
          <text:p text:style-name="P1"><text:span text:style-name="T1">Kurucz </text:span></text:p>
          <text:p text:style-name="P1"><text:span text:style-name="T1">Atmospheres</text:span></text:p>
          <text:p text:style-name="P1"><text:span text:style-name="T2">(20 star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3.81cm" svg:height="1.905cm" svg:x="1.27cm" svg:y="13.335cm">
          <text:p text:style-name="P1"><text:span text:style-name="T1">Solar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6" draw:layer="layout" svg:width="3.857cm" svg:height="1.905cm" svg:x="6.948cm" svg:y="19.985cm">
          <text:p text:style-name="P1"><text:span text:style-name="T3">log g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4" draw:layer="layout" svg:width="3.81cm" svg:height="1.905cm" svg:x="1.27cm" svg:y="16.51cm">
          <text:p text:style-name="P1"><text:span text:style-name="T1">Kurucz Sun</text:span></text:p>
          <text:p text:style-name="P1"><text:span text:style-name="T1">Atmospher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10" draw:layer="layout" svg:width="4.445cm" svg:height="3.052cm" svg:x="12.624cm" svg:y="23.306cm">
          <text:p text:style-name="P1"><text:span text:style-name="T1">Are all lines</text:span></text:p>
          <text:p text:style-name="P1"><text:span text:style-name="T1">stab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id="id19" draw:layer="layout" svg:width="3.81cm" svg:height="1.905cm" svg:x="6.985cm" svg:y="23.902cm">
          <text:p text:style-name="P2"><text:span text:style-name="T1">Remove the </text:span></text:p>
          <text:p text:style-name="P2"><text:span text:style-name="T1">unstable 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81cm" svg:height="1.905cm" svg:x="24.13cm" svg:y="10.16cm">
          <text:p text:style-name="P1"><text:span text:style-name="T1">Kurucz </text:span></text:p>
          <text:p text:style-name="P1"><text:span text:style-name="T1">Solar Spectru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7" draw:layer="layout" svg:width="3.809cm" svg:height="1.905cm" svg:x="12.982cm" svg:y="6.985cm">
          <text:p text:style-name="P1"><text:span text:style-name="T1">IRAF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4.883cm" svg:y1="1.905cm" svg:x2="14.886cm" svg:y2="3.81cm" draw:start-shape="id1" draw:start-glue-point="2" draw:end-shape="id2" draw:end-glue-point="0">
          <text:p/>
        </draw:connector>
        <draw:connector draw:style-name="gr7" draw:text-style-name="P5" draw:layer="layout" draw:type="line" svg:x1="14.883cm" svg:y1="1.905cm" svg:x2="8.909cm" svg:y2="3.81cm" draw:start-shape="id1" draw:start-glue-point="2" draw:end-shape="id3" draw:end-glue-point="0">
          <text:p/>
        </draw:connector>
        <draw:custom-shape draw:style-name="gr2" draw:text-style-name="P2" draw:id="id8" draw:layer="layout" svg:width="3.81cm" svg:height="1.905cm" svg:x="12.981cm" svg:y="10.16cm">
          <text:p text:style-name="P1"><text:span text:style-name="T1">1</text:span><text:span text:style-name="T4">st</text:span><text:span text:style-name="T1"> selection </text:span></text:p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9" draw:layer="layout" svg:width="3.81cm" svg:height="1.905cm" svg:x="12.941cm" svg:y="19.981cm">
          <text:p text:style-name="P1"><text:span text:style-name="T1">MOOG</text:span></text:p>
          <text:p text:style-name="P1"><text:span text:style-name="T2">'abfind' driv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id="id15" draw:layer="layout" svg:width="3.809cm" svg:height="1.905cm" svg:x="6.986cm" svg:y="16.51cm">
          <text:p text:style-name="P1"><text:span text:style-name="T1">MOOG</text:span></text:p>
          <text:p text:style-name="P1"><text:span text:style-name="T2">'ewfind'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3.813cm" svg:height="1.905cm" svg:x="12.98cm" svg:y="16.51cm">
          <text:p text:style-name="P1"><text:span text:style-name="T1">2</text:span><text:span text:style-name="T4">nd</text:span><text:span text:style-name="T1"> selection </text:span></text:p>
          <text:p text:style-name="P1"><text:span text:style-name="T1">List of lines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4.886cm" svg:y1="15.24cm" svg:x2="14.886cm" svg:y2="16.51cm" draw:start-shape="id4" draw:start-glue-point="2" draw:end-shape="id5" draw:end-glue-point="0">
          <text:p/>
        </draw:connector>
        <draw:connector draw:style-name="gr7" draw:text-style-name="P5" draw:layer="layout" draw:type="line" svg:x1="24.13cm" svg:y1="11.112cm" svg:x2="16.791cm" svg:y2="7.937cm" draw:start-shape="id6" draw:start-glue-point="3" draw:end-shape="id7" draw:end-glue-point="1">
          <text:p/>
        </draw:connector>
        <draw:connector draw:style-name="gr7" draw:text-style-name="P5" draw:layer="layout" draw:type="line" svg:x1="14.886cm" svg:y1="5.715cm" svg:x2="14.886cm" svg:y2="6.985cm" draw:start-shape="id2" draw:start-glue-point="2" draw:end-shape="id7" draw:end-glue-point="0">
          <text:p/>
        </draw:connector>
        <draw:connector draw:style-name="gr7" draw:text-style-name="P5" draw:layer="layout" draw:type="line" svg:x1="14.886cm" svg:y1="8.89cm" svg:x2="14.886cm" svg:y2="10.16cm" draw:start-shape="id7" draw:start-glue-point="2" draw:end-shape="id8" draw:end-glue-point="0">
          <text:p/>
        </draw:connector>
        <draw:custom-shape draw:style-name="gr6" draw:text-style-name="P2" draw:id="id4" draw:layer="layout" svg:width="3.81cm" svg:height="1.905cm" svg:x="12.981cm" svg:y="13.335cm">
          <text:p text:style-name="P1"><text:span text:style-name="T1">A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12" draw:layer="layout" svg:width="5.08cm" svg:height="1.905cm" svg:x="12.306cm" svg:y="27.94cm">
          <text:p text:style-name="P1">Final List </text:p>
          <text:p text:style-name="P1">of Lin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id="id1" draw:layer="layout" svg:width="4.445cm" svg:height="1.27cm" svg:x="12.661cm" svg:y="0.635cm">
          <text:p text:style-name="P1">VAL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14.846cm" svg:y1="21.886cm" svg:x2="14.846cm" svg:y2="23.306cm" draw:start-shape="id9" draw:start-glue-point="2" draw:end-shape="id10" draw:end-glue-point="4">
          <text:p/>
        </draw:connector>
        <draw:custom-shape draw:style-name="gr1" draw:text-style-name="P2" draw:id="id11" draw:layer="layout" svg:width="3.81cm" svg:height="1.905cm" svg:x="24.13cm" svg:y="13.335cm">
          <text:p text:style-name="P1"><text:span text:style-name="T1">HARPS Ceres</text:span></text:p>
          <text:p text:style-name="P1"><text:span text:style-name="T1">Solar Spectrum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24.13cm" svg:y1="14.287cm" svg:x2="16.791cm" svg:y2="14.287cm" draw:start-shape="id11" draw:start-glue-point="3" draw:end-shape="id4" draw:end-glue-point="1">
          <text:p/>
        </draw:connector>
        <draw:connector draw:style-name="gr7" draw:text-style-name="P5" draw:layer="layout" draw:type="line" svg:x1="24.13cm" svg:y1="11.112cm" svg:x2="16.791cm" svg:y2="14.287cm" draw:start-shape="id6" draw:start-glue-point="3" draw:end-shape="id4" draw:end-glue-point="1">
          <text:p/>
        </draw:connector>
        <draw:connector draw:style-name="gr7" draw:text-style-name="P5" draw:layer="layout" draw:type="line" svg:x1="14.846cm" svg:y1="26.358cm" svg:x2="14.846cm" svg:y2="27.94cm" draw:start-shape="id10" draw:start-glue-point="6" draw:end-shape="id12" draw:end-glue-point="0">
          <text:p/>
        </draw:connector>
        <draw:frame draw:style-name="gr10" draw:text-style-name="P6" draw:layer="layout" svg:width="1.226cm" svg:height="0.882cm" svg:x="11.33cm" svg:y="24.03cm">
          <draw:text-box>
            <text:p text:style-name="P1"><text:span text:style-name="T2">no</text:span></text:p>
          </draw:text-box>
        </draw:frame>
        <draw:frame draw:style-name="gr10" draw:text-style-name="P6" draw:layer="layout" svg:width="1.226cm" svg:height="0.882cm" svg:x="14.705cm" svg:y="26.323cm">
          <draw:text-box>
            <text:p text:style-name="P1"><text:span text:style-name="T2">yes</text:span></text:p>
          </draw:text-box>
        </draw:frame>
        <draw:connector draw:style-name="gr7" draw:text-style-name="P5" draw:layer="layout" draw:type="line" svg:x1="14.886cm" svg:y1="12.065cm" svg:x2="14.886cm" svg:y2="13.335cm" draw:start-shape="id8" draw:start-glue-point="2" draw:end-shape="id4" draw:end-glue-point="0">
          <text:p/>
        </draw:connector>
        <draw:connector draw:style-name="gr7" draw:text-style-name="P5" draw:layer="layout" draw:type="line" svg:x1="3.175cm" svg:y1="15.24cm" svg:x2="3.175cm" svg:y2="16.51cm" draw:start-shape="id13" draw:start-glue-point="2" draw:end-shape="id14" draw:end-glue-point="0">
          <text:p/>
        </draw:connector>
        <draw:connector draw:style-name="gr7" draw:text-style-name="P5" draw:layer="layout" svg:x1="8.909cm" svg:y1="5.715cm" svg:x2="8.89cm" svg:y2="16.51cm" draw:start-shape="id3" draw:start-glue-point="2" draw:end-shape="id15" draw:end-glue-point="0">
          <text:p/>
        </draw:connector>
        <draw:custom-shape draw:style-name="gr6" draw:text-style-name="P2" draw:id="id17" draw:layer="layout" svg:width="3.81cm" svg:height="1.905cm" svg:x="19.05cm" svg:y="16.51cm">
          <text:p text:style-name="P1"><text:span text:style-name="T1">ARES</text:span></text:p>
          <text:p text:style-name="P1"><text:span text:style-name="T2">(20 stars)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12.98cm" svg:y1="17.462cm" svg:x2="10.795cm" svg:y2="17.462cm" draw:start-shape="id5" draw:start-glue-point="3" draw:end-shape="id15" draw:end-glue-point="1">
          <text:p/>
        </draw:connector>
        <draw:connector draw:style-name="gr7" draw:text-style-name="P5" draw:layer="layout" svg:x1="10.795cm" svg:y1="4.762cm" svg:x2="12.941cm" svg:y2="20.933cm" draw:start-shape="id3" draw:start-glue-point="1" draw:end-shape="id9" draw:end-glue-point="3">
          <text:p/>
        </draw:connector>
        <draw:connector draw:style-name="gr7" draw:text-style-name="P5" draw:layer="layout" svg:x1="5.08cm" svg:y1="17.462cm" svg:x2="6.986cm" svg:y2="17.462cm" draw:start-shape="id14" draw:start-glue-point="1" draw:end-shape="id15" draw:end-glue-point="3">
          <text:p/>
        </draw:connector>
        <draw:connector draw:style-name="gr7" draw:text-style-name="P5" draw:layer="layout" svg:x1="8.89cm" svg:y1="18.415cm" svg:x2="8.876cm" svg:y2="19.985cm" draw:start-shape="id15" draw:start-glue-point="2" draw:end-shape="id16" draw:end-glue-point="0">
          <text:p/>
        </draw:connector>
        <draw:connector draw:style-name="gr7" draw:text-style-name="P5" draw:layer="layout" svg:x1="10.805cm" svg:y1="20.937cm" svg:x2="12.941cm" svg:y2="20.933cm" draw:start-shape="id16" draw:start-glue-point="1" draw:end-shape="id9" draw:end-glue-point="3">
          <text:p/>
        </draw:connector>
        <draw:connector draw:style-name="gr7" draw:text-style-name="P5" draw:layer="layout" svg:x1="16.793cm" svg:y1="17.462cm" svg:x2="19.05cm" svg:y2="17.462cm" draw:start-shape="id5" draw:start-glue-point="1" draw:end-shape="id17">
          <text:p/>
        </draw:connector>
        <draw:connector draw:style-name="gr7" draw:text-style-name="P5" draw:layer="layout" svg:x1="20.955cm" svg:y1="18.415cm" svg:x2="14.846cm" svg:y2="19.981cm" draw:start-shape="id17" draw:start-glue-point="2" draw:end-shape="id9" draw:end-glue-point="0">
          <text:p/>
        </draw:connector>
        <draw:connector draw:style-name="gr7" draw:text-style-name="P5" draw:layer="layout" svg:x1="24.13cm" svg:y1="17.443cm" svg:x2="22.86cm" svg:y2="17.462cm" draw:start-shape="id18" draw:start-glue-point="3" draw:end-shape="id17">
          <text:p/>
        </draw:connector>
        <draw:connector draw:style-name="gr7" draw:text-style-name="P5" draw:layer="layout" svg:x1="12.624cm" svg:y1="24.831cm" svg:x2="10.795cm" svg:y2="24.854cm" draw:start-shape="id10" draw:start-glue-point="5" draw:end-shape="id19" draw:end-glue-point="1">
          <text:p/>
        </draw:connector>
        <draw:connector draw:style-name="gr7" draw:text-style-name="P5" draw:layer="layout" svg:x1="8.89cm" svg:y1="25.807cm" svg:x2="12.306cm" svg:y2="28.892cm" draw:start-shape="id19" draw:start-glue-point="2" draw:end-shape="id12" draw:end-glue-point="3">
          <text:p/>
        </draw:connector>
        <draw:connector draw:style-name="gr7" draw:text-style-name="P5" draw:layer="layout" svg:x1="19.05cm" svg:y1="20.955cm" svg:x2="16.751cm" svg:y2="20.933cm" draw:start-shape="id20" draw:start-glue-point="3" draw:end-shape="id9">
          <text:p/>
        </draw:connector>
        <draw:connector draw:style-name="gr7" draw:text-style-name="P5" draw:layer="layout" svg:x1="24.13cm" svg:y1="20.957cm" svg:x2="22.86cm" svg:y2="20.955cm" draw:start-shape="id21" draw:start-glue-point="3" draw:end-shape="id20" draw:end-glue-point="1">
          <text:p/>
        </draw:connector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693cm" fo:page-height="30.4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5.735cm" svg:x="2.794cm" svg:y="3.554cm" draw:page-number="1"/>
      <draw:page-thumbnail draw:layer="backgroundobjects" svg:width="5.587cm" svg:height="5.735cm" svg:x="11.176cm" svg:y="3.554cm"/>
      <draw:page-thumbnail draw:layer="backgroundobjects" svg:width="5.587cm" svg:height="5.735cm" svg:x="19.558cm" svg:y="3.554cm"/>
      <draw:page-thumbnail draw:layer="backgroundobjects" svg:width="5.587cm" svg:height="5.735cm" svg:x="2.794cm" svg:y="12.298cm"/>
      <draw:page-thumbnail draw:layer="backgroundobjects" svg:width="5.587cm" svg:height="5.735cm" svg:x="11.176cm" svg:y="12.298cm"/>
      <draw:page-thumbnail draw:layer="backgroundobjects" svg:width="5.587cm" svg:height="5.735cm" svg:x="19.558cm" svg:y="12.29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724cm" svg:height="5.089cm" svg:x="1.481cm" svg:y="1.211cm" presentation:class="title" presentation:placeholder="true">
        <draw:text-box/>
      </draw:frame>
      <draw:frame presentation:style-name="Default-outline1" draw:layer="backgroundobjects" svg:width="26.724cm" svg:height="20.115cm" svg:x="1.481cm" svg:y="7.129cm" presentation:class="outline" presentation:placeholder="true">
        <draw:text-box/>
      </draw:frame>
      <draw:frame presentation:style-name="pr1" draw:text-style-name="P1" draw:layer="backgroundobjects" svg:width="6.916cm" svg:height="2.102cm" svg:x="1.481cm" svg:y="27.76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9.412cm" svg:height="2.102cm" svg:x="10.151cm" svg:y="27.76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916cm" svg:height="2.102cm" svg:x="21.284cm" svg:y="27.764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Vasco Neves</meta:initial-creator>
    <meta:creation-date>2008-05-28T01:45:33</meta:creation-date>
    <dc:creator>Vasco Neves</dc:creator>
    <dc:date>2008-06-15T20:32:31</dc:date>
    <meta:editing-cycles>22</meta:editing-cycles>
    <meta:editing-duration>P2DT16H50M47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